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26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29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8000"/>
    </style:style>
    <style:style style:name="T30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Wingdings" style:font-family-asian="Wingdings" style:font-family-complex="Wingdings" fo:background-color="transparent" fo:color="#008000"/>
    </style:style>
    <style:style style:name="T33" style:family="text">
      <style:text-properties fo:font-size="10.00pt" fo:font-weight="normal" fo:font-family="Arial" style:font-family-asian="Arial" style:font-family-complex="Arial" fo:background-color="transparent" fo:color="#008000"/>
    </style:style>
    <style:style style:name="T34" style:family="text">
      <style:text-properties fo:font-size="18.00pt" fo:font-weight="bold" fo:font-family="Arial" style:font-family-asian="Arial" style:font-family-complex="Arial" fo:background-color="transparent" fo:color="#008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3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4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5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7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7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8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8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8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8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8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9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0.00pt" fo:font-weight="bold" fo:font-family="Arial" style:font-family-asian="Arial" style:font-family-complex="Arial" fo:background-color="transparent" fo:color="#000080"/>
    </style:style>
    <style:style style:name="T1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0.00pt" fo:font-weight="bold" fo:font-family="Arial" style:font-family-asian="Arial" style:font-family-complex="Arial" fo:background-color="transparent" fo:color="#00008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bold" fo:font-family="Arial" style:font-family-asian="Arial" style:font-family-complex="Arial" fo:background-color="transparent" fo:color="#00008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0" style:family="text">
      <style:text-properties fo:font-size="10.00pt" fo:font-weight="bold" fo:font-family="Arial" style:font-family-asian="Arial" style:font-family-complex="Arial" fo:background-color="transparent" fo:color="#00008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0.00pt" fo:font-weight="bold" fo:font-family="Arial" style:font-family-asian="Arial" style:font-family-complex="Arial" fo:background-color="transparent" fo:color="#00008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bold" fo:font-family="Arial" style:font-family-asian="Arial" style:font-family-complex="Arial" fo:background-color="transparent" fo:color="#000080"/>
    </style:style>
    <style:style style:name="T1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0.00pt" fo:font-weight="normal" fo:font-family="Arial" style:font-family-asian="Arial" style:font-family-complex="Arial" fo:background-color="transparent" fo:color="#0000ff" fo:font-style="italic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normal" fo:font-family="Arial" style:font-family-asian="Arial" style:font-family-complex="Arial" fo:background-color="transparent" fo:color="#0000ff" fo:font-style="italic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0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1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173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74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1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1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0.00pt" fo:font-weight="bold" fo:font-family="Arial" style:font-family-asian="Arial" style:font-family-complex="Arial" fo:background-color="transparent" fo:color="#008000"/>
    </style:style>
    <style:style style:name="T179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1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1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1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19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20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right" fo:margin-top="6.00pt"/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right="16.65pt"/>
    </style:style>
    <style:style style:name="P10" style:family="paragraph">
      <style:paragraph-properties fo:line-height="100.00%" fo:text-align="left" fo:margin-right="16.65pt"/>
    </style:style>
    <style:style style:name="P11" style:family="paragraph">
      <style:paragraph-properties fo:line-height="100.00%" fo:text-align="center" fo:margin-right="16.65pt"/>
    </style:style>
    <style:style style:name="P12" style:family="paragraph">
      <style:paragraph-properties fo:line-height="100.00%" fo:text-align="left" fo:margin-right="16.65pt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54114.65pt" style:char="." style:type="char"/>
          <style:tab-stop style:position="-5.40pt"/>
        </style:tab-stops>
      </style:paragraph-properties>
    </style:style>
    <style:style style:name="P14" style:family="paragraph">
      <style:paragraph-properties fo:line-height="100.00%" fo:text-align="center" fo:margin-right="16.65pt" fo:margin-top="3.00pt" fo:margin-bottom="3.00pt"/>
    </style:style>
    <style:style style:name="P15" style:family="paragraph">
      <style:paragraph-properties fo:line-height="100.00%" fo:text-align="center" fo:margin-left="-5.40pt" fo:text-indent="0.00pt" fo:margin-top="3.00pt" fo:margin-bottom="3.00pt"/>
    </style:style>
    <style:style style:name="P16" style:family="paragraph">
      <style:paragraph-properties fo:line-height="100.00%" fo:text-align="center" fo:margin-right="16.65pt" fo:margin-top="3.00pt" fo:margin-bottom="3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54114.65pt" style:char="." style:type="char"/>
          <style:tab-stop style:position="-5.40pt"/>
        </style:tab-stops>
      </style:paragraph-properties>
    </style:style>
    <style:style style:name="P18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804551.40pt"/>
        </style:tab-stops>
      </style:paragraph-properties>
    </style:style>
    <style:style style:name="P19" style:family="paragraph">
      <style:paragraph-properties fo:line-height="100.00%" fo:text-align="center" fo:margin-right="16.65pt" fo:margin-top="3.00pt" fo:margin-bottom="3.00pt"/>
    </style:style>
    <style:style style:name="P20" style:family="paragraph">
      <style:paragraph-properties fo:line-height="100.00%" fo:text-align="left" fo:margin-right="16.65pt" fo:margin-top="3.00pt" fo:margin-bottom="3.00pt"/>
    </style:style>
    <style:style style:name="P21" style:family="paragraph">
      <style:paragraph-properties fo:line-height="100.00%" fo:text-align="center" fo:margin-right="16.65pt" fo:margin-top="3.00pt" fo:margin-bottom="3.00p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804551.40pt"/>
        </style:tab-stops>
      </style:paragraph-properties>
    </style:style>
    <style:style style:name="P23" style:family="paragraph">
      <style:paragraph-properties fo:line-height="100.00%" fo:text-align="center" fo:margin-right="16.65pt" fo:margin-top="3.00pt" fo:margin-bottom="3.00p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804551.40pt"/>
        </style:tab-stops>
      </style:paragraph-properties>
    </style:style>
    <style:style style:name="P25" style:family="paragraph">
      <style:paragraph-properties fo:line-height="100.00%" fo:text-align="center" fo:margin-right="16.65pt" fo:margin-top="3.00pt" fo:margin-bottom="3.00p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66.60pt" style:type="center"/>
          <style:tab-stop style:position="3399.90pt"/>
          <style:tab-stop style:position="421116.25pt" style:type="right"/>
          <style:tab-stop style:position="804551.40pt"/>
        </style:tab-stops>
      </style:paragraph-properties>
    </style:style>
    <style:style style:name="P27" style:family="paragraph">
      <style:paragraph-properties fo:line-height="100.00%" fo:text-align="center" fo:margin-right="16.65pt"/>
    </style:style>
    <style:style style:name="P28" style:family="paragraph">
      <style:paragraph-properties fo:line-height="100.00%" fo:text-align="left" fo:margin-right="16.65pt"/>
    </style:style>
    <style:style style:name="P29" style:family="paragraph">
      <style:paragraph-properties fo:line-height="100.00%" fo:text-align="left" fo:margin-right="16.65pt"/>
    </style:style>
    <style:style style:name="P30" style:family="paragraph">
      <style:paragraph-properties fo:line-height="100.00%" fo:text-align="center" fo:margin-right="16.65pt"/>
    </style:style>
    <style:style style:name="P31" style:family="paragraph">
      <style:paragraph-properties fo:line-height="100.00%" fo:text-align="left" fo:margin-right="16.65pt"/>
    </style:style>
    <style:style style:name="P32" style:family="paragraph">
      <style:paragraph-properties fo:line-height="100.00%" fo:text-align="left" fo:margin-right="16.65pt" fo:margin-top="6.00pt">
        <style:tab-stops>
          <style:tab-stop style:position="481.85pt" style:type="right" style:leader-style="dotted"/>
        </style:tab-stops>
      </style:paragraph-properties>
    </style:style>
    <style:style style:name="P33" style:family="paragraph">
      <style:paragraph-properties fo:line-height="100.00%" fo:text-align="center" fo:margin-right="16.65pt">
        <style:tab-stops>
          <style:tab-stop style:position="24.00pt"/>
          <style:tab-stop style:position="464.80pt" style:type="right" style:leader-style="dotted"/>
        </style:tab-stops>
      </style:paragraph-properties>
    </style:style>
    <style:style style:name="P34" style:family="paragraph">
      <style:paragraph-properties fo:line-height="100.00%" fo:text-align="center" fo:margin-right="16.65pt"/>
    </style:style>
    <style:style style:name="P35" style:family="paragraph">
      <style:paragraph-properties fo:line-height="100.00%" fo:text-align="left" fo:margin-right="16.65p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18.00pt" fo:text-indent="-18.00pt" fo:margin-bottom="3.00pt">
        <style:tab-stops>
          <style:tab-stop style:position="21.30pt"/>
        </style:tab-stops>
      </style:paragraph-properties>
    </style:style>
    <style:style style:name="P37" style:family="paragraph">
      <style:paragraph-properties fo:line-height="100.00%" fo:text-align="left" fo:margin-right="16.65pt"/>
    </style:style>
    <style:style style:name="P38" style:family="paragraph">
      <style:paragraph-properties fo:line-height="150.00%" fo:text-align="justify" fo:margin-left="24.10pt" fo:text-indent="21.25pt"/>
    </style:style>
    <style:style style:name="P39" style:family="paragraph">
      <style:paragraph-properties fo:line-height="150.00%" fo:text-align="justify" fo:margin-left="24.10pt" fo:text-indent="0.00pt"/>
    </style:style>
    <style:style style:name="P40" style:family="paragraph">
      <style:paragraph-properties fo:line-height="100.00%" fo:text-align="left" fo:margin-right="16.65p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42" style:family="paragraph">
      <style:paragraph-properties fo:line-height="100.00%" fo:text-align="left" fo:margin-right="16.65pt"/>
    </style:style>
    <style:style style:name="P43" style:family="paragraph">
      <style:paragraph-properties fo:line-height="150.00%" fo:text-align="justify" fo:margin-left="24.10pt" fo:text-indent="23.90pt" fo:margin-top="6.00pt"/>
    </style:style>
    <style:style style:name="P44" style:family="paragraph">
      <style:paragraph-properties fo:line-height="150.00%" fo:text-align="justify" fo:margin-left="24.10pt" fo:text-indent="0.00pt" fo:margin-top="12.00pt">
        <style:tab-stops>
          <style:tab-stop style:position="30.00pt"/>
          <style:tab-stop style:position="57.30pt"/>
        </style:tab-stops>
      </style:paragraph-properties>
    </style:style>
    <style:style style:name="P45" style:family="paragraph">
      <style:paragraph-properties fo:line-height="150.00%" fo:text-align="justify" fo:margin-left="24.10pt" fo:text-indent="0.00pt" fo:margin-top="6.00pt"/>
    </style:style>
    <style:style style:name="P46" style:family="paragraph">
      <style:paragraph-properties fo:line-height="100.00%" fo:text-align="left" fo:margin-right="16.65pt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18.00pt" fo:text-indent="-18.00pt" fo:margin-bottom="3.00pt">
        <style:tab-stops>
          <style:tab-stop style:position="21.30pt"/>
        </style:tab-stops>
      </style:paragraph-properties>
    </style:style>
    <style:style style:name="P48" style:family="paragraph">
      <style:paragraph-properties fo:line-height="100.00%" fo:text-align="left" fo:margin-right="16.65pt"/>
    </style:style>
    <style:style style:name="P49" style:family="paragraph">
      <style:paragraph-properties fo:line-height="150.00%" fo:text-align="justify" fo:margin-left="24.00pt" fo:text-indent="24.00pt"/>
    </style:style>
    <style:style style:name="P50" style:family="paragraph">
      <style:paragraph-properties fo:line-height="100.00%" fo:text-align="justify" fo:margin-left="24.10pt" fo:text-indent="0.00pt"/>
    </style:style>
    <style:style style:name="P51" style:family="paragraph">
      <style:paragraph-properties fo:line-height="150.00%" fo:text-align="justify" fo:margin-left="24.00pt" fo:text-indent="24.00pt">
        <style:tab-stops>
          <style:tab-stop style:position="54.00pt"/>
        </style:tab-stops>
      </style:paragraph-properties>
    </style:style>
    <text:list-style style:name="L52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52" style:family="paragraph">
      <style:paragraph-properties fo:line-height="150.00%" fo:text-align="justify" fo:margin-left="-24.00pt" fo:text-indent="24.00pt">
        <style:tab-stops>
          <style:tab-stop style:position="60.00pt"/>
        </style:tab-stops>
      </style:paragraph-properties>
    </style:style>
    <style:style style:name="P53" style:family="paragraph">
      <style:paragraph-properties fo:line-height="150.00%" fo:text-align="justify" fo:margin-left="-6.00pt" fo:text-indent="6.00pt"/>
    </style:style>
    <style:style style:name="P54" style:family="paragraph">
      <style:paragraph-properties fo:line-height="100.00%" fo:text-align="justify" fo:margin-left="24.00pt" fo:text-indent="24.00pt" fo:margin-top="12.00pt">
        <style:tab-stops>
          <style:tab-stop style:position="90.60pt"/>
        </style:tab-stops>
      </style:paragraph-properties>
    </style:style>
    <style:style style:name="P55" style:family="paragraph">
      <style:paragraph-properties fo:line-height="100.00%" fo:text-align="justify" fo:margin-left="24.10pt" fo:text-indent="24.00pt"/>
    </style:style>
    <style:style style:name="P56" style:family="paragraph">
      <style:paragraph-properties fo:line-height="100.00%" fo:text-align="left" fo:margin-right="16.65pt"/>
    </style:style>
    <text:list-style style:name="L5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7" style:family="paragraph">
      <style:paragraph-properties fo:line-height="100.00%" fo:text-align="left" fo:margin-left="18.00pt" fo:text-indent="-18.00pt" fo:margin-bottom="3.00pt">
        <style:tab-stops>
          <style:tab-stop style:position="21.30pt"/>
        </style:tab-stops>
      </style:paragraph-properties>
    </style:style>
    <style:style style:name="P58" style:family="paragraph">
      <style:paragraph-properties fo:line-height="100.00%" fo:text-align="left" fo:margin-right="16.65pt"/>
    </style:style>
    <style:style style:name="P59" style:family="paragraph">
      <style:paragraph-properties fo:line-height="150.00%" fo:text-align="justify" fo:margin-left="24.10pt" fo:text-indent="24.00pt"/>
    </style:style>
    <style:style style:name="P60" style:family="paragraph">
      <style:paragraph-properties fo:line-height="100.00%" fo:text-align="justify" fo:margin-left="24.10pt" fo:text-indent="24.10pt"/>
    </style:style>
    <style:style style:name="P61" style:family="paragraph">
      <style:paragraph-properties fo:line-height="150.00%" fo:text-align="justify" fo:margin-left="24.10pt" fo:text-indent="24.00pt"/>
    </style:style>
    <text:list-style style:name="L62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62" style:family="paragraph">
      <style:paragraph-properties fo:line-height="150.00%" fo:text-align="justify" fo:margin-left="-41.90pt" fo:text-indent="41.90pt">
        <style:tab-stops>
          <style:tab-stop style:position="66.00pt"/>
        </style:tab-stops>
      </style:paragraph-properties>
    </style:style>
    <style:style style:name="P63" style:family="paragraph">
      <style:paragraph-properties fo:line-height="150.00%" fo:text-align="justify" fo:margin-left="30.00pt" fo:text-indent="5.45pt">
        <style:tab-stops>
          <style:tab-stop style:position="66.00pt"/>
        </style:tab-stops>
      </style:paragraph-properties>
    </style:style>
    <style:style style:name="P64" style:family="paragraph">
      <style:paragraph-properties fo:line-height="100.00%" fo:text-align="justify" fo:margin-left="24.10pt" fo:text-indent="0.00pt">
        <style:tab-stops>
          <style:tab-stop style:position="90.50pt"/>
        </style:tab-stops>
      </style:paragraph-properties>
    </style:style>
    <style:style style:name="P65" style:family="paragraph">
      <style:paragraph-properties fo:line-height="100.00%" fo:text-align="justify" fo:margin-left="47.90pt" fo:text-indent="0.00pt">
        <style:tab-stops>
          <style:tab-stop style:position="66.70pt"/>
        </style:tab-stops>
      </style:paragraph-properties>
    </style:style>
    <style:style style:name="P66" style:family="paragraph">
      <style:paragraph-properties fo:line-height="100.00%" fo:text-align="justify" fo:margin-left="47.90pt" fo:text-indent="0.00pt"/>
    </style:style>
    <style:style style:name="P67" style:family="paragraph">
      <style:paragraph-properties fo:line-height="150.00%" fo:text-align="justify" fo:margin-left="48.00pt" fo:text-indent="0.00pt"/>
    </style:style>
    <style:style style:name="P68" style:family="paragraph">
      <style:paragraph-properties fo:line-height="100.00%" fo:text-align="left" fo:margin-right="16.65pt"/>
    </style:style>
    <text:list-style style:name="L6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9" style:family="paragraph">
      <style:paragraph-properties fo:line-height="100.00%" fo:text-align="left" fo:margin-left="18.00pt" fo:text-indent="-18.00pt" fo:margin-bottom="3.00pt">
        <style:tab-stops>
          <style:tab-stop style:position="21.30pt"/>
        </style:tab-stops>
      </style:paragraph-properties>
    </style:style>
    <style:style style:name="P70" style:family="paragraph">
      <style:paragraph-properties fo:line-height="100.00%" fo:text-align="left" fo:margin-right="16.65pt"/>
    </style:style>
    <style:style style:name="P71" style:family="paragraph">
      <style:paragraph-properties fo:line-height="150.00%" fo:text-align="justify" fo:margin-left="24.00pt" fo:text-indent="21.25pt"/>
    </style:style>
    <style:style style:name="P72" style:family="paragraph">
      <style:paragraph-properties fo:line-height="100.00%" fo:text-align="justify" fo:margin-left="24.10pt" fo:text-indent="21.25pt"/>
    </style:style>
    <style:style style:name="P73" style:family="paragraph">
      <style:paragraph-properties fo:line-height="150.00%" fo:text-align="justify" fo:margin-left="24.00pt" fo:text-indent="21.25pt"/>
    </style:style>
    <style:style style:name="P74" style:family="paragraph">
      <style:paragraph-properties fo:line-height="100.00%" fo:text-align="justify" fo:margin-left="24.10pt" fo:text-indent="21.25pt"/>
    </style:style>
    <text:list-style style:name="L75">
      <text:list-level-style-bullet text:level="1" text:bullet-char="•">
        <style:list-level-properties text:space-before="42.00pt" text:min-label-width="18.00pt"/>
        <style:text-properties fo:font-family="Symbol"/>
      </text:list-level-style-bullet>
    </text:list-style>
    <style:style style:name="P75" style:family="paragraph">
      <style:paragraph-properties fo:line-height="150.00%" fo:text-align="justify" fo:margin-left="-6.00pt" fo:text-indent="6.00pt"/>
    </style:style>
    <style:style style:name="P76" style:family="paragraph">
      <style:paragraph-properties fo:line-height="150.00%" fo:text-align="justify" fo:margin-left="-6.15pt" fo:text-indent="6.10pt" fo:margin-top="6.00pt"/>
    </style:style>
    <style:style style:name="P77" style:family="paragraph">
      <style:paragraph-properties fo:line-height="100.00%" fo:text-align="justify" fo:margin-left="30.00pt" fo:text-indent="18.00pt" fo:margin-top="12.00pt">
        <style:tab-stops>
          <style:tab-stop style:position="84.60pt"/>
        </style:tab-stops>
      </style:paragraph-properties>
    </style:style>
    <style:style style:name="P78" style:family="paragraph">
      <style:paragraph-properties fo:line-height="100.00%" fo:text-align="justify" fo:margin-left="47.90pt" fo:text-indent="0.00pt"/>
    </style:style>
    <style:style style:name="P79" style:family="paragraph">
      <style:paragraph-properties fo:line-height="100.00%" fo:text-align="left" fo:margin-right="16.65pt"/>
    </style:style>
    <text:list-style style:name="L8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0" style:family="paragraph">
      <style:paragraph-properties fo:line-height="100.00%" fo:text-align="left" fo:margin-left="18.00pt" fo:text-indent="-18.00pt" fo:margin-bottom="3.00pt">
        <style:tab-stops>
          <style:tab-stop style:position="21.30pt"/>
        </style:tab-stops>
      </style:paragraph-properties>
    </style:style>
    <style:style style:name="P81" style:family="paragraph">
      <style:paragraph-properties fo:line-height="100.00%" fo:text-align="left" fo:margin-right="16.65pt"/>
    </style:style>
    <style:style style:name="P82" style:family="paragraph">
      <style:paragraph-properties fo:line-height="150.00%" fo:text-align="justify" fo:margin-left="24.00pt" fo:text-indent="24.00pt" fo:margin-top="6.00pt"/>
    </style:style>
    <style:style style:name="P83" style:family="paragraph">
      <style:paragraph-properties fo:line-height="150.00%" fo:text-align="justify" fo:margin-left="24.00pt" fo:text-indent="21.25pt" fo:margin-top="6.00pt"/>
    </style:style>
    <text:list-style style:name="L84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84" style:family="paragraph">
      <style:paragraph-properties fo:line-height="150.00%" fo:text-align="justify" fo:margin-top="6.00pt">
        <style:tab-stops>
          <style:tab-stop style:position="42.00pt"/>
        </style:tab-stops>
      </style:paragraph-properties>
    </style:style>
    <style:style style:name="P85" style:family="paragraph">
      <style:paragraph-properties fo:line-height="100.00%" fo:text-align="justify" fo:margin-left="24.10pt" fo:text-indent="21.25pt"/>
    </style:style>
    <style:style style:name="P86" style:family="paragraph">
      <style:paragraph-properties fo:line-height="100.00%" fo:text-align="justify" fo:margin-left="30.05pt" fo:text-indent="17.85pt" fo:margin-top="6.00pt">
        <style:tab-stops>
          <style:tab-stop style:position="84.55pt"/>
        </style:tab-stops>
      </style:paragraph-properties>
    </style:style>
    <style:style style:name="P87" style:family="paragraph">
      <style:paragraph-properties fo:line-height="100.00%" fo:text-align="justify" fo:margin-left="47.90pt" fo:text-indent="0.00pt"/>
    </style:style>
    <style:style style:name="P88" style:family="paragraph">
      <style:paragraph-properties fo:line-height="100.00%" fo:text-align="left" fo:margin-right="16.65pt"/>
    </style:style>
    <text:list-style style:name="L8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left="18.00pt" fo:text-indent="-18.00pt" fo:margin-bottom="3.00pt">
        <style:tab-stops>
          <style:tab-stop style:position="21.30pt"/>
        </style:tab-stops>
      </style:paragraph-properties>
    </style:style>
    <style:style style:name="P90" style:family="paragraph">
      <style:paragraph-properties fo:line-height="100.00%" fo:text-align="left" fo:margin-right="16.65pt"/>
    </style:style>
    <style:style style:name="P91" style:family="paragraph">
      <style:paragraph-properties fo:line-height="100.00%" fo:text-align="justify" fo:margin-left="24.00pt" fo:text-indent="21.25pt" fo:margin-top="6.00pt"/>
    </style:style>
    <style:style style:name="P92" style:family="paragraph">
      <style:paragraph-properties fo:line-height="100.00%" fo:text-align="justify" fo:margin-left="24.10pt" fo:text-indent="21.25pt"/>
    </style:style>
    <style:style style:name="P93" style:family="paragraph">
      <style:paragraph-properties fo:line-height="100.00%" fo:text-align="justify" fo:margin-left="0.00pt" fo:text-indent="48.00pt" fo:margin-top="6.00pt"/>
    </style:style>
    <style:style style:name="P94" style:family="paragraph">
      <style:paragraph-properties fo:line-height="100.00%" fo:text-align="justify" fo:margin-left="0.00pt" fo:text-indent="21.25pt"/>
    </style:style>
    <text:list-style style:name="L95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95" style:family="paragraph">
      <style:paragraph-properties fo:line-height="100.00%" fo:text-align="justify" fo:margin-top="6.00pt"/>
    </style:style>
    <style:style style:name="P96" style:family="paragraph">
      <style:paragraph-properties fo:line-height="100.00%" fo:text-align="justify" fo:margin-left="47.90pt" fo:text-indent="-5.95pt">
        <style:tab-stops>
          <style:tab-stop style:position="66.70pt"/>
        </style:tab-stops>
      </style:paragraph-properties>
    </style:style>
    <style:style style:name="P97" style:family="paragraph">
      <style:paragraph-properties fo:line-height="100.00%" fo:text-align="justify" fo:margin-left="48.00pt" fo:text-indent="-6.00pt" fo:margin-top="12.00pt">
        <style:tab-stops>
          <style:tab-stop style:position="66.60pt"/>
        </style:tab-stops>
      </style:paragraph-properties>
    </style:style>
    <style:style style:name="P98" style:family="paragraph">
      <style:paragraph-properties fo:line-height="100.00%" fo:text-align="justify" fo:margin-left="0.00pt" fo:text-indent="42.00pt" fo:margin-top="6.00pt"/>
    </style:style>
    <style:style style:name="P99" style:family="paragraph">
      <style:paragraph-properties fo:line-height="100.00%" fo:text-align="left" fo:margin-right="16.65pt"/>
    </style:style>
    <text:list-style style:name="L10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left" fo:margin-left="18.00pt" fo:text-indent="-18.00pt" fo:margin-bottom="3.00pt">
        <style:tab-stops>
          <style:tab-stop style:position="21.30pt"/>
        </style:tab-stops>
      </style:paragraph-properties>
    </style:style>
    <style:style style:name="P101" style:family="paragraph">
      <style:paragraph-properties fo:line-height="100.00%" fo:text-align="left" fo:margin-right="16.65pt"/>
    </style:style>
    <style:style style:name="P102" style:family="paragraph">
      <style:paragraph-properties fo:line-height="100.00%" fo:text-align="justify" fo:margin-left="0.00pt" fo:text-indent="21.25pt" fo:margin-top="6.00pt"/>
    </style:style>
    <style:style style:name="P103" style:family="paragraph">
      <style:paragraph-properties fo:line-height="100.00%" fo:text-align="left" fo:margin-left="27.50pt" fo:text-indent="-3.50pt">
        <style:tab-stops>
          <style:tab-stop style:position="8.50pt"/>
          <style:tab-stop style:position="3262.15pt" style:type="center"/>
        </style:tab-stops>
      </style:paragraph-properties>
    </style:style>
    <style:style style:name="P104" style:family="paragraph">
      <style:paragraph-properties fo:line-height="100.00%" fo:text-align="left" fo:margin-right="16.65pt" fo:margin-top="3.00pt" fo:margin-bottom="3.00pt"/>
    </style:style>
    <style:style style:name="P105" style:family="paragraph">
      <style:paragraph-properties fo:line-height="100.00%" fo:text-align="justify" fo:margin-right="16.65pt" fo:margin-top="3.00pt" fo:margin-bottom="3.00pt"/>
    </style:style>
    <style:style style:name="P106" style:family="paragraph">
      <style:paragraph-properties fo:line-height="100.00%" fo:text-align="left" fo:margin-left="27.50pt" fo:text-indent="-3.50pt">
        <style:tab-stops>
          <style:tab-stop style:position="8.50pt"/>
          <style:tab-stop style:position="3262.15pt" style:type="center"/>
        </style:tab-stops>
      </style:paragraph-properties>
    </style:style>
    <style:style style:name="P107" style:family="paragraph">
      <style:paragraph-properties fo:line-height="100.00%" fo:text-align="left" fo:margin-left="27.50pt" fo:text-indent="-3.50pt">
        <style:tab-stops>
          <style:tab-stop style:position="8.50pt"/>
          <style:tab-stop style:position="3262.15pt" style:type="center"/>
        </style:tab-stops>
      </style:paragraph-properties>
    </style:style>
    <style:style style:name="P108" style:family="paragraph">
      <style:paragraph-properties fo:line-height="100.00%" fo:text-align="left" fo:margin-right="16.65pt" fo:margin-top="3.00pt" fo:margin-bottom="3.00pt"/>
    </style:style>
    <style:style style:name="P109" style:family="paragraph">
      <style:paragraph-properties fo:line-height="100.00%" fo:text-align="justify" fo:margin-right="16.65pt" fo:margin-top="3.00pt" fo:margin-bottom="3.00pt"/>
    </style:style>
    <style:style style:name="P110" style:family="paragraph">
      <style:paragraph-properties fo:line-height="100.00%" fo:text-align="left" fo:margin-left="27.50pt" fo:text-indent="-3.50pt">
        <style:tab-stops>
          <style:tab-stop style:position="8.50pt"/>
          <style:tab-stop style:position="3262.15pt" style:type="center"/>
        </style:tab-stops>
      </style:paragraph-properties>
    </style:style>
    <style:style style:name="P111" style:family="paragraph">
      <style:paragraph-properties fo:line-height="100.00%" fo:text-align="justify" fo:margin-right="16.65pt" fo:margin-top="3.00pt" fo:margin-bottom="3.00pt"/>
    </style:style>
    <style:style style:name="P112" style:family="paragraph">
      <style:paragraph-properties fo:line-height="150.00%" fo:text-align="justify" fo:margin-left="24.00pt" fo:text-indent="21.25pt"/>
    </style:style>
    <style:style style:name="P113" style:family="paragraph">
      <style:paragraph-properties fo:line-height="100.00%" fo:text-align="left" fo:margin-right="16.65pt"/>
    </style:style>
    <text:list-style style:name="L1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4" style:family="paragraph">
      <style:paragraph-properties fo:line-height="100.00%" fo:text-align="left" fo:margin-left="18.00pt" fo:text-indent="-18.00pt" fo:margin-top="12.00pt" fo:margin-bottom="3.00pt">
        <style:tab-stops>
          <style:tab-stop style:position="21.30pt"/>
        </style:tab-stops>
      </style:paragraph-properties>
    </style:style>
    <style:style style:name="P115" style:family="paragraph">
      <style:paragraph-properties fo:line-height="100.00%" fo:text-align="left" fo:margin-right="16.65pt"/>
    </style:style>
    <style:style style:name="P116" style:family="paragraph">
      <style:paragraph-properties fo:line-height="150.00%" fo:text-align="justify" fo:margin-left="17.85pt" fo:text-indent="18.15pt"/>
    </style:style>
    <style:style style:name="P117" style:family="paragraph">
      <style:paragraph-properties fo:line-height="100.00%" fo:text-align="justify" fo:margin-left="0.00pt" fo:text-indent="21.25pt" fo:margin-top="6.00pt"/>
    </style:style>
    <style:style style:name="P118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19" style:family="paragraph">
      <style:paragraph-properties fo:line-height="100.00%" fo:text-align="left" fo:margin-right="16.65pt" fo:margin-top="3.00pt" fo:margin-bottom="3.00pt"/>
    </style:style>
    <style:style style:name="P120" style:family="paragraph">
      <style:paragraph-properties fo:line-height="100.00%" fo:text-align="left" fo:margin-right="16.65pt" fo:margin-top="3.00pt" fo:margin-bottom="3.00pt"/>
    </style:style>
    <style:style style:name="P121" style:family="paragraph">
      <style:paragraph-properties fo:line-height="100.00%" fo:text-align="left" fo:margin-right="16.65pt" fo:margin-top="3.00pt" fo:margin-bottom="3.00pt"/>
    </style:style>
    <style:style style:name="P122" style:family="paragraph">
      <style:paragraph-properties fo:line-height="100.00%" fo:text-align="left" fo:margin-right="16.65pt" fo:margin-top="3.00pt" fo:margin-bottom="3.00pt"/>
    </style:style>
    <style:style style:name="P123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24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25" style:family="paragraph">
      <style:paragraph-properties fo:line-height="100.00%" fo:text-align="center" fo:margin-right="16.65pt" fo:margin-top="3.00pt" fo:margin-bottom="3.00pt"/>
    </style:style>
    <style:style style:name="P126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27" style:family="paragraph">
      <style:paragraph-properties fo:line-height="100.00%" fo:text-align="justify" fo:margin-left="0.00pt" fo:text-indent="21.25pt" fo:margin-top="6.00pt"/>
    </style:style>
    <style:style style:name="P128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29" style:family="paragraph">
      <style:paragraph-properties fo:line-height="100.00%" fo:text-align="left" fo:margin-right="16.65pt" fo:margin-top="3.00pt" fo:margin-bottom="3.00pt"/>
    </style:style>
    <style:style style:name="P130" style:family="paragraph">
      <style:paragraph-properties fo:line-height="100.00%" fo:text-align="left" fo:margin-right="16.65pt" fo:margin-top="3.00pt" fo:margin-bottom="3.00pt"/>
    </style:style>
    <style:style style:name="P131" style:family="paragraph">
      <style:paragraph-properties fo:line-height="100.00%" fo:text-align="left" fo:margin-right="16.65pt" fo:margin-top="3.00pt" fo:margin-bottom="3.00pt"/>
    </style:style>
    <style:style style:name="P132" style:family="paragraph">
      <style:paragraph-properties fo:line-height="100.00%" fo:text-align="left" fo:margin-right="16.65pt" fo:margin-top="3.00pt" fo:margin-bottom="3.00pt"/>
    </style:style>
    <style:style style:name="P133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34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35" style:family="paragraph">
      <style:paragraph-properties fo:line-height="100.00%" fo:text-align="center" fo:margin-right="16.65pt" fo:margin-top="3.00pt" fo:margin-bottom="3.00pt"/>
    </style:style>
    <style:style style:name="P136" style:family="paragraph">
      <style:paragraph-properties fo:line-height="100.00%" fo:text-align="left" fo:margin-left="21.50pt" fo:text-indent="-3.50pt">
        <style:tab-stops>
          <style:tab-stop style:position="194.50pt"/>
          <style:tab-stop style:position="3268.15pt" style:type="center"/>
        </style:tab-stops>
      </style:paragraph-properties>
    </style:style>
    <style:style style:name="P137" style:family="paragraph">
      <style:paragraph-properties fo:line-height="100.00%" fo:text-align="left" fo:margin-right="16.65pt"/>
    </style:style>
    <style:style style:name="P138" style:family="paragraph">
      <style:paragraph-properties fo:line-height="100.00%" fo:text-align="left" fo:margin-right="16.65pt"/>
    </style:style>
    <style:style style:name="TableColumn0100" style:family="table-column">
      <style:table-column-properties style:column-width="1.000000in"/>
    </style:style>
    <style:style style:name="TableColumn0101" style:family="table-column">
      <style:table-column-properties style:column-width="1.083333in"/>
    </style:style>
    <style:style style:name="TableColumn0102" style:family="table-column">
      <style:table-column-properties style:column-width="2.402083in"/>
    </style:style>
    <style:style style:name="TableColumn0103" style:family="table-column">
      <style:table-column-properties style:column-width="2.025000in"/>
    </style:style>
    <style:style style:name="Table01" style:family="table">
      <style:table-properties style:width="6.5104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3fff3"/>
    </style:style>
    <style:style style:name="TableCell0100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3fff3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1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2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2" style:family="table-cell">
      <style:table-cell-properties fo:border-top="0.006944in solid #000000" fo:border-left="0.006944in solid #000000" fo:border-right="0.000694in solid #000000" fo:border-bottom="0.006944in solid #000000" fo:padding-left="0.075000in" fo:padding-right="0.075000in" fo:vertical-align="center" fo:background-color="#ffffff"/>
    </style:style>
    <style:style style:name="TableCell010303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center" fo:background-color="#ffffff"/>
    </style:style>
    <style:style style:name="TableColumn0200" style:family="table-column">
      <style:table-column-properties style:column-width="0.500000in"/>
    </style:style>
    <style:style style:name="TableColumn0201" style:family="table-column">
      <style:table-column-properties style:column-width="5.538194in"/>
    </style:style>
    <style:style style:name="Table02" style:family="table">
      <style:table-properties style:width="6.03819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3.000000in"/>
    </style:style>
    <style:style style:name="TableColumn0301" style:family="table-column">
      <style:table-column-properties style:column-width="3.083333in"/>
    </style:style>
    <style:style style:name="Table03" style:family="table">
      <style:table-properties style:width="6.083333in" fo:margin-left="0.000000in" style:writing-mode="lr" table:align="left" style:may-break-between-rows="true"/>
    </style:style>
    <style:style style:name="TableRow0300" style:family="table-row">
      <style:table-row-properties style:min-row-height="0.904167in"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 style:min-row-height="0.471528in"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400" style:family="table-column">
      <style:table-column-properties style:column-width="3.000000in"/>
    </style:style>
    <style:style style:name="TableColumn0401" style:family="table-column">
      <style:table-column-properties style:column-width="3.098611in"/>
    </style:style>
    <style:style style:name="Table04" style:family="table">
      <style:table-properties style:width="6.098611in" fo:margin-left="0.000000in" style:writing-mode="lr" table:align="left" style:may-break-between-rows="true"/>
    </style:style>
    <style:style style:name="TableRow0400" style:family="table-row">
      <style:table-row-properties style:min-row-height="0.904167in"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401" style:family="table-row">
      <style:table-row-properties style:min-row-height="0.471528in"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Especificações Geral de Requisitos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>Nome do Projeto - Versão 9.9</text:span></text:p>
      <text:p text:style-name="P4"><text:span text:style-name="T5">Nome do Módulo - Release 9.9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<text:span text:style-name="T6"/></text:p>
      <text:p text:style-name="P7"><text:span text:style-name="T6"/></text:p>
      <text:p text:style-name="P8"><text:span text:style-name="T6"/></text:p>
      <text:p text:style-name="P9"><text:span text:style-name="T6"/></text:p>
      <text:p text:style-name="P10"><text:span text:style-name="T6"/></text:p>
      <text:p text:style-name="P11"><text:span text:style-name="T7">Histórico de Revisão</text:span></text:p>
      <text:p text:style-name="P12"><text:span text:style-name="T8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4"><text:span text:style-name="T9">Data</text:span><text:span text:style-name="T10"/></text:p>
          </table:table-cell>
          <table:table-cell table:style-name="TableCell010001">
            <text:p text:style-name="P15"><text:span text:style-name="T11">Versão do Documento</text:span><text:span text:style-name="T12"/></text:p>
          </table:table-cell>
          <table:table-cell table:style-name="TableCell010002">
            <text:p text:style-name="P16"><text:span text:style-name="T13">Descrição</text:span><text:span text:style-name="T14"/></text:p>
          </table:table-cell>
          <table:table-cell table:style-name="TableCell010003">
            <text:p text:style-name="P16"><text:span text:style-name="T15">Autor</text:span><text:span text:style-name="T16"/></text:p>
          </table:table-cell>
        </table:table-row>
        <table:table-row table:style-name="TableRow0101">
          <table:table-cell table:style-name="TableCell010100">
            <text:p text:style-name="P19"><text:span text:style-name="T17">99/99/9999</text:span><text:span text:style-name="T18"/></text:p>
          </table:table-cell>
          <table:table-cell table:style-name="TableCell010101">
            <text:p text:style-name="P19"><text:span text:style-name="T19">9.9</text:span><text:span text:style-name="T20"/></text:p>
          </table:table-cell>
          <table:table-cell table:style-name="TableCell010102">
            <text:p text:style-name="P20"><text:span text:style-name="T21">Descrição da atividade realizada no documento.</text:span><text:span text:style-name="T22"/></text:p>
          </table:table-cell>
          <table:table-cell table:style-name="TableCell010103">
            <text:p text:style-name="P21"><text:span text:style-name="T23">Nome do(s) Analista(s)</text:span><text:span text:style-name="T24"/></text:p>
          </table:table-cell>
        </table:table-row>
        <table:table-row table:style-name="TableRow0102">
          <table:table-cell table:style-name="TableCell010200">
            <text:p text:style-name="P23"><text:span text:style-name="T24"/></text:p>
            <text:p text:style-name="P23"><text:span text:style-name="T24"/></text:p>
          </table:table-cell>
          <table:table-cell table:style-name="TableCell010201">
            <text:p text:style-name="P23"><text:span text:style-name="T24"/></text:p>
          </table:table-cell>
          <table:table-cell table:style-name="TableCell010202">
            <text:p text:style-name="P23"><text:span text:style-name="T24"/></text:p>
          </table:table-cell>
          <table:table-cell table:style-name="TableCell010203">
            <text:p text:style-name="P23"><text:span text:style-name="T24"/></text:p>
          </table:table-cell>
        </table:table-row>
        <table:table-row table:style-name="TableRow0103">
          <table:table-cell table:style-name="TableCell010300">
            <text:p text:style-name="P25"><text:span text:style-name="T24"/></text:p>
            <text:p text:style-name="P25"><text:span text:style-name="T24"/></text:p>
          </table:table-cell>
          <table:table-cell table:style-name="TableCell010301">
            <text:p text:style-name="P25"><text:span text:style-name="T24"/></text:p>
          </table:table-cell>
          <table:table-cell table:style-name="TableCell010302">
            <text:p text:style-name="P25"><text:span text:style-name="T24"/></text:p>
          </table:table-cell>
          <table:table-cell table:style-name="TableCell010303">
            <text:p text:style-name="P25"><text:span text:style-name="T24"/></text:p>
          </table:table-cell>
        </table:table-row>
      </table:table>
      <text:p text:style-name="P27"><text:span text:style-name="T24"/></text:p>
      <text:p text:style-name="P28"><text:span text:style-name="T25">Obs.:</text:span><text:span text:style-name="T26"><text:s/></text:span></text:p>
      <text:p text:style-name="P28"><text:span text:style-name="T27"/></text:p>
      <text:p text:style-name="P28"><text:span text:style-name="T28">1- Na Capa deste documento deverá constar a versão do Projeto, a release (versão do módulo) e a versão deste Documento. E nesta página, deverá constar a<text:s/></text:span><text:span text:style-name="T29">versão do documento</text:span><text:span text:style-name="T30">.</text:span></text:p>
      <text:p text:style-name="P28"><text:span text:style-name="T31"/></text:p>
      <text:p text:style-name="P28"><text:span text:style-name="T32">à</text:span><text:span text:style-name="T33"><text:s/>Retirar esta observação no documento oficial.</text:span><text:span text:style-name="T34"><text:s/></text:span></text:p>
      <text:p text:style-name="P28"><text:span text:style-name="T35"/></text:p>
      <text:p text:style-name="P29"><text:span text:style-name="T35"/></text:p>
      <text:p text:style-name="P30"><text:span text:style-name="T36">Sumário</text:span></text:p>
      <text:p text:style-name="P31"><text:span text:style-name="T37"/></text:p>
      <text:p text:style-name="P31"><text:span text:style-name="T37"/></text:p>
      <text:p text:style-name="P32"><text:a xlink:href="#1.Introdução|outline"><text:span text:style-name="T39">1.Introdução</text:span></text:a><text:span text:style-name="T40"><text:tab/></text:span><text:a xlink:href="#1.Introdução|outline"><text:span text:style-name="T42">4</text:span></text:a><text:span text:style-name="T43"/></text:p>
      <text:p text:style-name="P32"><text:a xlink:href="#2.Requisitos de Funcionalidade|outline"><text:span text:style-name="T45">2.Requisitos de Funcionalidade</text:span></text:a><text:span text:style-name="T46"><text:tab/></text:span><text:a xlink:href="#2.Requisitos de Funcionalidade|outline"><text:span text:style-name="T48">4</text:span></text:a><text:span text:style-name="T49"/></text:p>
      <text:p text:style-name="P32"><text:a xlink:href="#3.Requisitos de Usabilidade|outline"><text:span text:style-name="T51">3.Requisitos de Usabilidade</text:span></text:a><text:span text:style-name="T52"><text:tab/></text:span><text:a xlink:href="#3.Requisitos de Usabilidade|outline"><text:span text:style-name="T54">4</text:span></text:a><text:span text:style-name="T55"/></text:p>
      <text:p text:style-name="P32"><text:a xlink:href="#4.Requisitos de Confiabilidade|outline"><text:span text:style-name="T57">4.Requisitos de Confiabilidade</text:span></text:a><text:span text:style-name="T58"><text:tab/></text:span><text:a xlink:href="#4.Requisitos de Confiabilidade|outline"><text:span text:style-name="T60">5</text:span></text:a><text:span text:style-name="T61"/></text:p>
      <text:p text:style-name="P32"><text:a xlink:href="#5.Requisitos de Performance|outline"><text:span text:style-name="T63">5.Requisitos de Performance</text:span></text:a><text:span text:style-name="T64"><text:tab/></text:span><text:a xlink:href="#5.Requisitos de Performance|outline"><text:span text:style-name="T66">5</text:span></text:a><text:span text:style-name="T67"/></text:p>
      <text:p text:style-name="P32"><text:a xlink:href="#6.Requisitos de Portabilidade|outline"><text:span text:style-name="T69">6.Requisitos de Portabilidade</text:span></text:a><text:span text:style-name="T70"><text:tab/></text:span><text:a xlink:href="#6.Requisitos de Portabilidade|outline"><text:span text:style-name="T72">6</text:span></text:a><text:span text:style-name="T73"/></text:p>
      <text:p text:style-name="P32"><text:a xlink:href="#7.Restrições do Sistema|outline"><text:span text:style-name="T75">7.Restrições do Sistema</text:span></text:a><text:span text:style-name="T76"><text:tab/></text:span><text:a xlink:href="#7.Restrições do Sistema|outline"><text:span text:style-name="T78">6</text:span></text:a><text:span text:style-name="T79"/></text:p>
      <text:p text:style-name="P32"><text:a xlink:href="#8.Referências|outline"><text:span text:style-name="T81">8.Referências</text:span></text:a><text:span text:style-name="T82"><text:tab/></text:span><text:a xlink:href="#8.Referências|outline"><text:span text:style-name="T84">8</text:span></text:a><text:span text:style-name="T85"/></text:p>
      <text:p text:style-name="P32"><text:a xlink:href="#9.Assinaturas|outline"><text:span text:style-name="T87">9.Assinaturas</text:span></text:a><text:span text:style-name="T88"><text:tab/></text:span><text:a xlink:href="#9.Assinaturas|outline"><text:span text:style-name="T90">9</text:span></text:a><text:span text:style-name="T91"/></text:p>
      <text:p text:style-name="P33"><text:span text:style-name="T91"/></text:p>
      <text:p text:style-name="P34"><text:span text:style-name="T92">Especificações Suplementares</text:span></text:p>
      <text:p text:style-name="P35"><text:span text:style-name="T93"/></text:p>
      <text:list text:style-name="L36">
        <text:list-item>
          <text:p text:style-name="P36"><text:span text:style-name="T94">Introdução</text:span></text:p>
        </text:list-item>
      </text:list>
      <text:p text:style-name="P37"><text:span text:style-name="T95"/></text:p>
      <text:p text:style-name="P38"><text:span text:style-name="T96">A proposta deste documento é definir os requisitos do sistema que não são capturados diretamente através dos casos de uso.</text:span></text:p>
      <text:p text:style-name="P38"><text:span text:style-name="T96">Seu escopo abrange a definição de requisitos funcionais aplicáveis ao projeto como um todo, e requisitos não funcionais relativos à usabilidade, confiabilidade, performance e portabilidade. As restrições aplicáveis ao projeto também são definidas neste documento.</text:span></text:p>
      <text:p text:style-name="P39"><text:span text:style-name="T96">Termos e abreviaturas específicos podem ser encontrados no Glossário do respectivo projeto.</text:span></text:p>
      <text:p text:style-name="P40"><text:span text:style-name="T97"/></text:p>
      <text:list text:style-name="L41">
        <text:list-item>
          <text:p text:style-name="P41"><text:span text:style-name="T98">Requisitos de Funcionalidade</text:span></text:p>
        </text:list-item>
      </text:list>
      <text:p text:style-name="P42"><text:span text:style-name="T99"/></text:p>
      <text:p text:style-name="P43"><text:span text:style-name="T100">[Relacionar e descrever os requisitos funcionais. Quando este tipo de requisito existir no contexto do projeto, descrever esta seção com o texto “Esta seção apresenta os requisitos funcionais que são aplicáveis ao projeto como um todo”. Caso contrário, preencher esta seção com o texto “Não aplicável para este projeto”].</text:span></text:p>
      <text:p text:style-name="P44"><text:span text:style-name="T101">[nome do requisito]</text:span></text:p>
      <text:p text:style-name="P45"><text:span text:style-name="T102">[Descrever o requisito funcional]</text:span></text:p>
      <text:p text:style-name="P46"><text:span text:style-name="T103"/></text:p>
      <text:list text:style-name="L47">
        <text:list-item>
          <text:p text:style-name="P47"><text:span text:style-name="T104">Requisitos de Usabilidade</text:span></text:p>
        </text:list-item>
      </text:list>
      <text:p text:style-name="P48"><text:span text:style-name="T105"/></text:p>
      <text:p text:style-name="P49"><text:span text:style-name="T106">[Relacionar e descrever os requisitos de usabilidade. Quando este tipo de requisito existir no contexto do projeto, descrever esta seção com o texto “Esta seção apresenta os requisitos que estão diretamente relacionados à utilização do sistema pelo usuário. Suas características estão definidas na tabela abaixo”. Caso contrário, preencher esta seção com o texto “Seção não aplicável para este projeto”.].</text:span></text:p>
      <text:p text:style-name="P50"><text:span text:style-name="T107"/></text:p>
      <text:p text:style-name="P51"><text:span text:style-name="T108">[Exemplos de requisitos de usabilidade]:</text:span></text:p>
      <text:list text:style-name="L52">
        <text:list-item>
          <text:p text:style-name="P52"><text:span text:style-name="T108">Interoperabilidade – A interação do sistema com o usuário deve ser fácil e efetiva;</text:span></text:p>
        </text:list-item>
        <text:list-item>
          <text:p text:style-name="P53"><text:span text:style-name="T108">Documentação de fácil acesso – a documentação relativa às funcionalidades deve ser obtida a partir do sistema;</text:span></text:p>
        </text:list-item>
        <text:list-item>
          <text:p text:style-name="P53"><text:span text:style-name="T108">Clareza da documentação – a documentação deve estar escrita de forma clara e de fácil entendimento para o usuário;</text:span></text:p>
        </text:list-item>
        <text:list-item>
          <text:p text:style-name="P53"><text:span text:style-name="T108">Suporte On-Line – a ajuda necessária para a execução das funcionalidades deve ser disponibilizada dentro do próprio sistema.</text:span></text:p>
        </text:list-item>
      </text:list>
      <text:p text:style-name="P54"><text:span text:style-name="T109">[nome do requisito]</text:span></text:p>
      <text:p text:style-name="P55"><text:span text:style-name="T110"/></text:p>
      <text:p text:style-name="P55"><text:span text:style-name="T111">[Descrever o requisito de usabilidade]</text:span></text:p>
      <text:p text:style-name="P56"><text:span text:style-name="T112"/></text:p>
      <text:p text:style-name="P56"><text:span text:style-name="T112"/></text:p>
      <text:list text:style-name="L57">
        <text:list-item>
          <text:p text:style-name="P57"><text:span text:style-name="T113">Requisitos de Confiabilidade</text:span></text:p>
        </text:list-item>
      </text:list>
      <text:p text:style-name="P58"><text:span text:style-name="T114"/></text:p>
      <text:p text:style-name="P59"><text:span text:style-name="T115">[Relacionar e descrever os requisitos de confiabilidade. Quando este tipo de requisito existir no contexto do projeto, descrever esta seção com o texto “Esta seção apresenta os requisitos que estão relacionados com a confiabilidade do sistema ou que afetam a mesma”. Caso contrário, preencher esta seção com o texto “Seção não aplicável para este projeto”.].</text:span></text:p>
      <text:p text:style-name="P60"><text:span text:style-name="T116"/></text:p>
      <text:p text:style-name="P61"><text:span text:style-name="T117">[Exemplos de requisitos de confiabilidade]:</text:span></text:p>
      <text:list text:style-name="L62">
        <text:list-item>
          <text:p text:style-name="P62"><text:span text:style-name="T117">Disponibilidade da aplicação – a aplicação deve estar disponível 24 horas por dia;</text:span></text:p>
        </text:list-item>
        <text:list-item>
          <text:p text:style-name="P62"><text:span text:style-name="T117">Falha de comunicação – em caso de falha de comunicação, a aplicação não deve </text:span></text:p>
        </text:list-item>
      </text:list>
      <text:p text:style-name="P63"><text:span text:style-name="T117"><text:tab/>permitir a corrupção dos dados transmitidos para o servidor.</text:span></text:p>
      <text:p text:style-name="P64"><text:span text:style-name="T118"/></text:p>
      <text:p text:style-name="P65"><text:span text:style-name="T119">[nome do requisito]</text:span></text:p>
      <text:p text:style-name="P66"><text:span text:style-name="T120"/></text:p>
      <text:p text:style-name="P67"><text:span text:style-name="T121">[Descrever o requisito de confiabilidade]</text:span></text:p>
      <text:p text:style-name="P68"><text:span text:style-name="T122"/></text:p>
      <text:list text:style-name="L69">
        <text:list-item>
          <text:p text:style-name="P69"><text:span text:style-name="T123">Requisitos de Performance</text:span></text:p>
        </text:list-item>
      </text:list>
      <text:p text:style-name="P70"><text:span text:style-name="T124"/></text:p>
      <text:p text:style-name="P71"><text:span text:style-name="T125">[Relacionar e descrever os requisitos de performance. Quando este tipo de requisito existir no contexto do projeto, descrever esta seção com o texto “Esta seção apresenta os requisitos que estão relacionados com a performance do sistema ou que afetam a mesma”. Caso contrário, preencher esta seção com o texto “Seção não aplicável para este projeto”]</text:span></text:p>
      <text:p text:style-name="P72"><text:span text:style-name="T126"/></text:p>
      <text:p text:style-name="P73"><text:span text:style-name="T127">[Exemplos de requisitos de performance]:</text:span></text:p>
      <text:p text:style-name="P74"><text:span text:style-name="T128"/></text:p>
      <text:list text:style-name="L75">
        <text:list-item>
          <text:p text:style-name="P75"><text:span text:style-name="T129">Acessos simultâneos – o sistema deve permitir que, no horário do meio dia, até 1200 pessoas possam realizar seus pedidos de compra simultaneamente, sem afetar a performance do sistema;</text:span></text:p>
        </text:list-item>
        <text:list-item>
          <text:p text:style-name="P76"><text:span text:style-name="T129">Tempo de resposta - os usuários do sistema devem ter seus pedidos processados em até 9 segundos, após a solicitação.</text:span></text:p>
        </text:list-item>
      </text:list>
      <text:p text:style-name="P77"><text:span text:style-name="T130">[nome do requisito]</text:span></text:p>
      <text:p text:style-name="P78"><text:span text:style-name="T131"/></text:p>
      <text:p text:style-name="P78"><text:span text:style-name="T132">[Descrever o requisito de performance]</text:span></text:p>
      <text:p text:style-name="P79"><text:span text:style-name="T133"/></text:p>
      <text:p text:style-name="P79"><text:span text:style-name="T133"/></text:p>
      <text:list text:style-name="L80">
        <text:list-item>
          <text:p text:style-name="P80"><text:span text:style-name="T134">Requisitos de Portabilidade</text:span></text:p>
        </text:list-item>
      </text:list>
      <text:p text:style-name="P81"><text:span text:style-name="T135"/></text:p>
      <text:p text:style-name="P82"><text:span text:style-name="T136">[Relacionar e descrever os requisitos de portabilidade. Quando este tipo de requisito existir no contexto do projeto, descrever esta seção com o texto “Esta seção apresenta os requisitos que estão relacionados com a portabilidade ou manutenibilidade do sistema ou que afetam a mesma”. Caso contrário, preencher esta seção com o texto “Seção não aplicável para este projeto”.].</text:span></text:p>
      <text:p text:style-name="P83"><text:span text:style-name="T136"><text:s/>[Exemplos de requisitos de portabilidade]:</text:span></text:p>
      <text:list text:style-name="L84">
        <text:list-item>
          <text:p text:style-name="P84"><text:span text:style-name="T136">Compatibilidade com plataformas de banco de dados distintas – o sistema deve permitir o acesso às informações distribuídas geograficamente nas plataformas SQL Server e Oracle.</text:span></text:p>
        </text:list-item>
      </text:list>
      <text:p text:style-name="P85"><text:span text:style-name="T137"/></text:p>
      <text:p text:style-name="P86"><text:span text:style-name="T138">[nome do requisito]</text:span></text:p>
      <text:p text:style-name="P87"><text:span text:style-name="T139"/></text:p>
      <text:p text:style-name="P87"><text:span text:style-name="T140">[Descrever o requisito de performance]</text:span></text:p>
      <text:p text:style-name="P87"><text:span text:style-name="T141"/></text:p>
      <text:p text:style-name="P88"><text:span text:style-name="T141"/></text:p>
      <text:list text:style-name="L89">
        <text:list-item>
          <text:p text:style-name="P89"><text:span text:style-name="T142">Restrições do Sistema</text:span></text:p>
        </text:list-item>
      </text:list>
      <text:p text:style-name="P90"><text:span text:style-name="T143"/></text:p>
      <text:p text:style-name="P91"><text:span text:style-name="T144">[Relacionar e descrever as restrições de design. Quando esta restrição existir no contexto do projeto, descrever esta seção com o texto “Esta seção lista qualquer restrição de design imposta ao sistema que será construído”. Caso contrário, preencher esta seção com o texto “Seção não aplicável para este projeto”.].</text:span></text:p>
      <text:p text:style-name="P92"><text:span text:style-name="T145"/></text:p>
      <text:p text:style-name="P93"><text:span text:style-name="T146">[Exemplos de restrições impostas ao sistema]:</text:span></text:p>
      <text:p text:style-name="P94"><text:span text:style-name="T147"/></text:p>
      <text:list text:style-name="L95">
        <text:list-item>
          <text:p text:style-name="P95"><text:span text:style-name="T148">Integração obrigatória com outro sistema;</text:span></text:p>
        </text:list-item>
        <text:list-item>
          <text:p text:style-name="P95"><text:span text:style-name="T148">Utilização de plataforma de desenvolvimento específica;</text:span></text:p>
        </text:list-item>
        <text:list-item>
          <text:p text:style-name="P95"><text:span text:style-name="T148">Utilização de ferramentas específicas.</text:span></text:p>
        </text:list-item>
      </text:list>
      <text:p text:style-name="P96"><text:span text:style-name="T149"/></text:p>
      <text:p text:style-name="P97"><text:span text:style-name="T150">[nome da restrição]</text:span></text:p>
      <text:p text:style-name="P98"><text:span text:style-name="T151">[Descrever a restrição imposta ao sistema]</text:span></text:p>
      <text:p text:style-name="P99"><text:span text:style-name="T152"/></text:p>
      <text:p text:style-name="P99"><text:span text:style-name="T152"/></text:p>
      <text:list text:style-name="L100">
        <text:list-item>
          <text:p text:style-name="P100"><text:span text:style-name="T153">Referências</text:span></text:p>
        </text:list-item>
      </text:list>
      <text:p text:style-name="P101"><text:span text:style-name="T154"/></text:p>
      <text:p text:style-name="P102"><text:span text:style-name="T155">Esta seção apresenta todas as referências utilizadas na elaboração deste documento.</text:span></text:p>
      <text:p text:style-name="P102"><text:span text:style-name="T156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04"><text:span text:style-name="T157">1.</text:span><text:span text:style-name="T158"/></text:p>
          </table:table-cell>
          <table:table-cell table:style-name="TableCell020001">
            <text:p text:style-name="P105"><text:span text:style-name="T159">[Descrição da referência]</text:span><text:span text:style-name="T160"/></text:p>
          </table:table-cell>
        </table:table-row>
        <table:table-row table:style-name="TableRow0201">
          <table:table-cell table:style-name="TableCell020100">
            <text:p text:style-name="P108"><text:span text:style-name="T161">2.</text:span><text:span text:style-name="T162"/></text:p>
          </table:table-cell>
          <table:table-cell table:style-name="TableCell020101">
            <text:p text:style-name="P109"><text:span text:style-name="T163">[Descrição da referência]</text:span><text:span text:style-name="T164"/></text:p>
          </table:table-cell>
        </table:table-row>
      </table:table>
      <text:p text:style-name="P111"><text:span text:style-name="T164"/></text:p>
      <text:p text:style-name="P112"><text:span text:style-name="T165">[Para apresentação das referências, deve-se utilizar a norma aprovada pela ABNT (Associação Brasileira de Normas Técnicas) relativa à apresentação de referências bibliográficas, identificada como NBR 6023:2000 – Referências Bibliográficas].</text:span></text:p>
      <text:p text:style-name="P113"><text:span text:style-name="T166"/></text:p>
      <text:list text:style-name="L114">
        <text:list-item>
          <text:p text:style-name="P114"><text:span text:style-name="T167">Assinaturas</text:span></text:p>
        </text:list-item>
      </text:list>
      <text:p text:style-name="P115"><text:span text:style-name="T168"/></text:p>
      <text:p text:style-name="P116"><text:span text:style-name="T169">Os abaixo assinados estão de acordo com o conteúdo do documento “Especificações Suplementares”, do Sistema &lt;</text:span><text:span text:style-name="T170">Nome do Sistema</text:span><text:span text:style-name="T171">&gt;, versão<text:s/></text:span><text:span text:style-name="T172">9.9</text:span><text:span text:style-name="T173">,</text:span><text:span text:style-name="T174"><text:s/>Módulo<text:s/></text:span><text:span text:style-name="T175">&lt;</text:span><text:span text:style-name="T176">Nome do Módulo – apenas se o Sistema estiver repartido em Módulos</text:span><text:span text:style-name="T177">&gt;, release<text:s/></text:span><text:span text:style-name="T178">9.9</text:span><text:span text:style-name="T179"><text:s/>&lt;Nº. da versão do módulo&gt;</text:span><text:span text:style-name="T180">.</text:span></text:p>
      <text:p text:style-name="P117"><text:span text:style-name="T18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19"><text:span text:style-name="T181"/></text:p>
            <text:p text:style-name="P119"><text:span text:style-name="T182">Data: ___/___/_____</text:span></text:p>
            <text:p text:style-name="P119"><text:span text:style-name="T183"/></text:p>
            <text:p text:style-name="P119"><text:span text:style-name="T183"/></text:p>
            <text:p text:style-name="P120"><text:span text:style-name="T183"/></text:p>
          </table:table-cell>
          <table:table-cell table:style-name="TableCell030001">
            <text:p text:style-name="P121"><text:span text:style-name="T183"/></text:p>
            <text:p text:style-name="P121"><text:span text:style-name="T184">Data: ___/___/_____</text:span></text:p>
            <text:p text:style-name="P121"><text:span text:style-name="T185"/></text:p>
            <text:p text:style-name="P121"><text:span text:style-name="T185"/></text:p>
            <text:p text:style-name="P122"><text:span text:style-name="T185"/></text:p>
          </table:table-cell>
        </table:table-row>
        <table:table-row table:style-name="TableRow0301">
          <table:table-cell table:style-name="TableCell030100">
            <text:p text:style-name="P125"><text:span text:style-name="T186">Nome Completo</text:span></text:p>
            <text:p text:style-name="P125"><text:span text:style-name="T187">Cargo</text:span></text:p>
            <text:p text:style-name="P125"><text:span text:style-name="T187">Sigla da Superintendência</text:span><text:span text:style-name="T188"/></text:p>
          </table:table-cell>
          <table:table-cell table:style-name="TableCell030101">
            <text:p text:style-name="P125"><text:span text:style-name="T189">Nome Completo</text:span></text:p>
            <text:p text:style-name="P125"><text:span text:style-name="T190">Cargo</text:span></text:p>
            <text:p text:style-name="P125"><text:span text:style-name="T190">Sigla da Superintendência</text:span><text:span text:style-name="T191"/></text:p>
          </table:table-cell>
        </table:table-row>
      </table:table>
      <text:p text:style-name="P127"><text:span text:style-name="T191"/></text:p>
      <text:p text:style-name="P127"><text:span text:style-name="T191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129"><text:span text:style-name="T191"/></text:p>
            <text:p text:style-name="P129"><text:span text:style-name="T192">Data: ___/___/_____</text:span></text:p>
            <text:p text:style-name="P129"><text:span text:style-name="T193"/></text:p>
            <text:p text:style-name="P129"><text:span text:style-name="T193"/></text:p>
            <text:p text:style-name="P130"><text:span text:style-name="T193"/></text:p>
          </table:table-cell>
          <table:table-cell table:style-name="TableCell040001">
            <text:p text:style-name="P131"><text:span text:style-name="T193"/></text:p>
            <text:p text:style-name="P131"><text:span text:style-name="T194">Data: ___/___/_____</text:span></text:p>
            <text:p text:style-name="P131"><text:span text:style-name="T195"/></text:p>
            <text:p text:style-name="P131"><text:span text:style-name="T195"/></text:p>
            <text:p text:style-name="P132"><text:span text:style-name="T195"/></text:p>
          </table:table-cell>
        </table:table-row>
        <table:table-row table:style-name="TableRow0401">
          <table:table-cell table:style-name="TableCell040100">
            <text:p text:style-name="P135"><text:span text:style-name="T196">Nome Completo</text:span></text:p>
            <text:p text:style-name="P135"><text:span text:style-name="T197">Cargo</text:span></text:p>
            <text:p text:style-name="P135"><text:span text:style-name="T197">Sigla da Superintendência</text:span><text:span text:style-name="T198"/></text:p>
          </table:table-cell>
          <table:table-cell table:style-name="TableCell040101">
            <text:p text:style-name="P135"><text:span text:style-name="T199">Nome Completo</text:span></text:p>
            <text:p text:style-name="P135"><text:span text:style-name="T200">Cargo</text:span></text:p>
            <text:p text:style-name="P135"><text:span text:style-name="T200">Sigla da Superintendência</text:span><text:span text:style-name="T201"/></text:p>
          </table:table-cell>
        </table:table-row>
      </table:table>
      <text:p text:style-name="P137"><text:span text:style-name="T201"/></text:p>
      <text:p text:style-name="P138"><text:span text:style-name="T2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